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 fo:break-before="page"/>
      <style:text-properties fo:color="#999999" fo:font-size="20pt" fo:font-style="itali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25pt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font-size="25pt" fo:font-weight="bold" style:font-size-asian="25pt" style:font-weight-asian="bold" style:font-size-complex="2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5pt" style:font-size-asian="25pt" style:font-size-complex="25pt"/>
    </style:style>
    <style:style style:name="P6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color="#999999" fo:font-size="20pt" fo:font-style="italic" style:font-size-asian="20pt" style:font-style-asian="italic" style:font-size-complex="20pt" style:font-style-complex="italic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color="#999999"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Consolas" fo:font-size="25pt" style:font-size-asian="25pt" style:font-size-complex="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ist</text:p>
      <text:p text:style-name="P3"/>
      <text:p text:style-name="P5">[1, 2, 3]</text:p>
      <text:p text:style-name="P3"/>
      <text:p text:style-name="P3"/>
      <text:p text:style-name="P3"/>
      <text:p text:style-name="P4">Tuple</text:p>
      <text:p text:style-name="P3"/>
      <text:p text:style-name="P5">(1, 2, 3)</text:p>
      <text:p text:style-name="P3"/>
      <text:p text:style-name="P3"/>
      <text:p text:style-name="P3"/>
      <text:p text:style-name="P4">Set</text:p>
      <text:p text:style-name="P3"/>
      <text:p text:style-name="P5">{1, 2, 3}</text:p>
      <text:p text:style-name="P3"/>
      <text:p text:style-name="P3"/>
      <text:p text:style-name="P3"/>
      <text:p text:style-name="P4">Dictionary</text:p>
      <text:p text:style-name="P3"/>
      <text:p text:style-name="P5">{1:'a', 2:'b', 3:'c'}</text:p>
      <text:p text:style-name="P3"/>
      <text:p text:style-name="P3"/>
      <text:p text:style-name="P3"/>
      <text:p text:style-name="P1"><text:span text:style-name="Default_20_Paragraph_20_Font"><text:span text:style-name="T1">Feature 1:</text:span></text:span></text:p>
      <text:p text:style-name="P3">Can be changed after it is created (mutability).</text:p>
      <text:p text:style-name="P6"/>
      <text:p text:style-name="P7"><text:span text:style-name="Default_20_Paragraph_20_Font"><text:span text:style-name="T1">Feature 1:</text:span></text:span></text:p>
      <text:p text:style-name="P3">Can be changed after it is created (mutability).</text:p>
      <text:p text:style-name="P6"/>
      <text:p text:style-name="P7"><text:span text:style-name="Default_20_Paragraph_20_Font"><text:span text:style-name="T1">Feature 1:</text:span></text:span></text:p>
      <text:p text:style-name="P3">Can be changed after it is created (mutability).</text:p>
      <text:p text:style-name="P6"/>
      <text:p text:style-name="P7"><text:span text:style-name="Default_20_Paragraph_20_Font"><text:span text:style-name="T1">Feature 2:</text:span></text:span></text:p>
      <text:p text:style-name="P3">Can store multiple identical values (duplicates).</text:p>
      <text:p text:style-name="P6"/>
      <text:p text:style-name="P7"><text:span text:style-name="Default_20_Paragraph_20_Font"><text:span text:style-name="T1">Feature 2:</text:span></text:span></text:p>
      <text:p text:style-name="P7"><text:span text:style-name="Default_20_Paragraph_20_Font"><text:span text:style-name="T2">Can store multiple identical values (duplicates).</text:span></text:span><text:span text:style-name="Default_20_Paragraph_20_Font"><text:span text:style-name="T3"> </text:span></text:span></text:p>
      <text:p text:style-name="P6"/>
      <text:p text:style-name="P7"><text:span text:style-name="Default_20_Paragraph_20_Font"><text:span text:style-name="T1">Feature 2:</text:span></text:span></text:p>
      <text:p text:style-name="P3">Can store multiple identical values (duplicates).</text:p>
      <text:p text:style-name="P6"/>
      <text:p text:style-name="P7"><text:span text:style-name="Default_20_Paragraph_20_Font"><text:span text:style-name="T1">Feature 3:</text:span></text:span></text:p>
      <text:p text:style-name="P3">Maintains a fixed order of the values.</text:p>
      <text:p text:style-name="P6"/>
      <text:p text:style-name="P7"><text:span text:style-name="Default_20_Paragraph_20_Font"><text:span text:style-name="T1">Feature 3:</text:span></text:span></text:p>
      <text:p text:style-name="P3">Maintains a fixed order of the values.</text:p>
      <text:p text:style-name="P7"><text:span text:style-name="Default_20_Paragraph_20_Font"><text:span text:style-name="T1"/></text:span></text:p>
      <text:p text:style-name="P7"><text:soft-page-break/><text:span text:style-name="Default_20_Paragraph_20_Font"><text:span text:style-name="T1">Feature 4:</text:span></text:span></text:p>
      <text:p text:style-name="P3">The values can be accessed by an index.</text:p>
      <text:p text:style-name="P6"/>
      <text:p text:style-name="P7"><text:span text:style-name="Default_20_Paragraph_20_Font"><text:span text:style-name="T1">Feature 4:</text:span></text:span></text:p>
      <text:p text:style-name="P3">The values can be accessed by an index.</text:p>
      <text:p text:style-name="P6"/>
      <text:p text:style-name="P7"><text:span text:style-name="Default_20_Paragraph_20_Font"><text:span text:style-name="T1">Feature 5:</text:span></text:span></text:p>
      <text:p text:style-name="P3">The values can be accessed by a key.</text:p>
      <text:p text:style-name="P6"/>
      <text:p text:style-name="P7"><text:span text:style-name="Default_20_Paragraph_20_Font"><text:span text:style-name="T1">Feature 6:</text:span></text:span></text:p>
      <text:p text:style-name="P7"><text:span text:style-name="Default_20_Paragraph_20_Font"><text:span text:style-name="T2">Supports the operator </text:span></text:span><text:span text:style-name="Default_20_Paragraph_20_Font"><text:span text:style-name="T4">+</text:span></text:span><text:span text:style-name="Default_20_Paragraph_20_Font"><text:span text:style-name="T2"> to add such structures together.</text:span></text:span></text:p>
      <text:p text:style-name="P6"/>
      <text:p text:style-name="P7"><text:span text:style-name="Default_20_Paragraph_20_Font"><text:span text:style-name="T1">Feature 6:</text:span></text:span></text:p>
      <text:p text:style-name="P7"><text:span text:style-name="Default_20_Paragraph_20_Font"><text:span text:style-name="T2">Supports the operator </text:span></text:span><text:span text:style-name="Default_20_Paragraph_20_Font"><text:span text:style-name="T4">+</text:span></text:span><text:span text:style-name="Default_20_Paragraph_20_Font"><text:span text:style-name="T2"> to add such structures together.</text:span></text:span></text:p>
      <text:p text:style-name="P7"><text:span text:style-name="Default_20_Paragraph_20_Font"><text:span text:style-name="T3"/></text:span></text:p>
      <text:p text:style-name="P7"><text:span text:style-name="Default_20_Paragraph_20_Font"><text:span text:style-name="T1">Feature 7:</text:span></text:span></text:p>
      <text:p text:style-name="P7"><text:span text:style-name="Default_20_Paragraph_20_Font"><text:span text:style-name="T2">Supports the method </text:span></text:span><text:span text:style-name="Default_20_Paragraph_20_Font"><text:span text:style-name="T4">remove()</text:span></text:span><text:span text:style-name="Default_20_Paragraph_20_Font"><text:span text:style-name="T2"> for deleting elements.</text:span></text:span></text:p>
      <text:p text:style-name="P7"><text:span text:style-name="Default_20_Paragraph_20_Font"><text:span text:style-name="T3"/></text:span></text:p>
      <text:p text:style-name="P7"><text:span text:style-name="Default_20_Paragraph_20_Font"><text:span text:style-name="T1">Feature 7:</text:span></text:span></text:p>
      <text:p text:style-name="P7"><text:span text:style-name="Default_20_Paragraph_20_Font"><text:span text:style-name="T2">Supports the method </text:span></text:span><text:span text:style-name="Default_20_Paragraph_20_Font"><text:span text:style-name="T4">remove()</text:span></text:span><text:span text:style-name="Default_20_Paragraph_20_Font"><text:span text:style-name="T2"> for deleting elements.</text:span></text:span></text:p>
      <text:p text:style-name="P3"/>
      <text:p text:style-name="P2">Use case 1:</text:p>
      <text:p text:style-name="P3">You want to compute and store the frequency<text:line-break/>of individual words in the lyrics of a song.</text:p>
      <text:p text:style-name="P8"/>
      <text:p text:style-name="P8"/>
      <text:p text:style-name="P9">Use case 2:</text:p>
      <text:p text:style-name="P3">You are programming a chess game, and you want<text:line-break/>to store the state of the chessboard.</text:p>
      <text:p text:style-name="P8"/>
      <text:p text:style-name="P8"/>
      <text:p text:style-name="P9">Use case 3:</text:p>
      <text:p text:style-name="P3">You want to store a database of 10,000 different<text:line-break/>words along with their synonyms.</text:p>
      <text:p text:style-name="P8"/>
      <text:p text:style-name="P8"/>
      <text:p text:style-name="P9">Use case 4:</text:p>
      <text:p text:style-name="P3">You are programming an e-shop, and you want<text:line-break/>to store the contents of a shopping cart.</text:p>
      <text:p text:style-name="P8"/>
      <text:p text:style-name="P8"/>
      <text:p text:style-name="P9">Use case 5:</text:p>
      <text:p text:style-name="P3">You want to store the names of all the people who<text:line-break/>were born on a certain date (e.g., Jan 1, 2000).</text:p>
      <text:p text:style-name="P8"/>
      <text:p text:style-name="P8"/>
      <text:p text:style-name="P9">Use case 6:</text:p>
      <text:p text:style-name="P3">You want to store the first 50 million prime numbers, and you will often ask whether a given number is within these primes or not.</text:p>
      <text:p text:style-name="P8"/>
      <text:p text:style-name="P8"/>
      <text:p text:style-name="P9"><text:soft-page-break/>Use case 7:</text:p>
      <text:p text:style-name="P3">You want to store information about the user's<text:line-break/>screen resolution, which your program receives<text:line-break/>from the operating system.</text:p>
      <text:p text:style-name="P3"/>
      <text:p text:style-name="P9">Use case 8:</text:p>
      <text:p text:style-name="P3">You are programming a 2D game, and you want to store the coordinates of static objects (such as towers) positioned on the game pla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18cm" style:num-format="1" style:print-orientation="portrait" fo:margin-top="0.762cm" fo:margin-bottom="0.762cm" fo:margin-left="0.762cm" fo:margin-right="0.76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creator>Valdemar Švábenský</dc:creator>
    <meta:creation-date>2016-10-12T22:42:00Z</meta:creation-date>
    <dc:date>2019-11-16T10:57:14.96</dc:date>
    <meta:editing-cycles>17</meta:editing-cycles>
    <meta:editing-duration>PT3H27M13S</meta:editing-duration>
    <meta:document-statistic meta:table-count="0" meta:image-count="0" meta:object-count="0" meta:page-count="5" meta:paragraph-count="54" meta:word-count="333" meta:character-count="1822"/>
    <meta:template xlink:type="simple" xlink:actuate="onRequest" xlink:title="" xlink:href="Normal.dotm"/>
  </office:meta>
</office:document-meta>
</file>